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21952" officeooo:paragraph-rsid="00021952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4pt" fo:font-weight="normal" officeooo:rsid="00021952" officeooo:paragraph-rsid="00021952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21952" officeooo:paragraph-rsid="0006806d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424e4" officeooo:paragraph-rsid="000424e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6806d" officeooo:paragraph-rsid="0006806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85de8" officeooo:paragraph-rsid="00085de8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9d2ea" officeooo:paragraph-rsid="0009d2ea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rsid="000b6aef" officeooo:paragraph-rsid="000b6ae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b6aef" officeooo:paragraph-rsid="000b6a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b6aef" officeooo:paragraph-rsid="0016009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cfa79" officeooo:paragraph-rsid="000cfa7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eaa53" officeooo:paragraph-rsid="000eaa5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fa649" officeooo:paragraph-rsid="000fa649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11229" officeooo:paragraph-rsid="00111229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3c1a0" officeooo:paragraph-rsid="0013c1a0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8c416" officeooo:paragraph-rsid="0018c41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b058c" officeooo:paragraph-rsid="001b058c" style:font-size-asian="14pt" style:font-weight-asian="normal" style:font-size-complex="14pt" style:font-weight-complex="normal"/>
    </style:style>
    <style:style style:name="T1" style:family="text">
      <style:text-properties officeooo:rsid="0003156a"/>
    </style:style>
    <style:style style:name="T2" style:family="text">
      <style:text-properties officeooo:rsid="0005efdb"/>
    </style:style>
    <style:style style:name="T3" style:family="text">
      <style:text-properties officeooo:rsid="000680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a416" style:font-weight-asian="bold" style:font-weight-complex="bold"/>
    </style:style>
    <style:style style:name="T6" style:family="text">
      <style:text-properties fo:font-weight="bold" officeooo:rsid="00159c0c" style:font-weight-asian="bold" style:font-weight-complex="bold"/>
    </style:style>
    <style:style style:name="T7" style:family="text">
      <style:text-properties officeooo:rsid="0012feba"/>
    </style:style>
    <style:style style:name="T8" style:family="text">
      <style:text-properties officeooo:rsid="00159c0c"/>
    </style:style>
    <style:style style:name="T9" style:family="text">
      <style:text-properties fo:font-weight="normal" officeooo:rsid="00159c0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WORKING WITH DATABASES</text:p>
      <text:p text:style-name="P1"/>
      <text:p text:style-name="P2">How to interact with Databases with Python.</text:p>
      <text:p text:style-name="P2">We will learn how to interact with SQLite database <text:span text:style-name="T1">and PostgreSQL.</text:span></text:p>
      <text:p text:style-name="P2"/>
      <text:p text:style-name="P4">SQLite data is stored in a <text:span text:style-name="T2">(.db) </text:span>file located on the same computer the program runs on.</text:p>
      <text:p text:style-name="P4"/>
      <text:p text:style-name="P3">SQLite – <text:span text:style-name="T3">local</text:span></text:p>
      <text:p text:style-name="P5">PostgreSQL – on a web appliciation</text:p>
      <text:p text:style-name="P5"/>
      <text:p text:style-name="P6">We need 2 libraries:</text:p>
      <text:p text:style-name="P6">sqlite3 – library to interact with SQLite database <text:span text:style-name="T5">part of standard library</text:span></text:p>
      <text:p text:style-name="P7">psycopg2 – library to interact with PostgreSQL <text:span text:style-name="T5">part od standard library</text:span></text:p>
      <text:p text:style-name="P7"><text:span text:style-name="T5"/></text:p>
      <text:p text:style-name="P8"><text:span text:style-name="T5">C</text:span><text:span text:style-name="T4">ONNECTING AND INSERTING DATA INTO SQLITE VIA PYTHON</text:span></text:p>
      <text:p text:style-name="P8"><text:span text:style-name="T4"/></text:p>
      <text:p text:style-name="P9">Standard process of interacting with a database:</text:p>
      <text:p text:style-name="P9"/>
      <text:p text:style-name="P9">1. Connect to a database</text:p>
      <text:p text:style-name="P11"><text:tab/>We want to store this connection in an variable.</text:p>
      <text:p text:style-name="P11"/>
      <text:p text:style-name="P11"><text:tab/>conn = sqlite3.connect('lite.db')</text:p>
      <text:p text:style-name="P11"/>
      <text:p text:style-name="P12"><text:tab/>If you have a database ‘lite.db’ this line will establish a connection with the <text:tab/>database. If you dont have this database, the line will create new database called <text:tab/>‘lite.db’.</text:p>
      <text:p text:style-name="P11"/>
      <text:p text:style-name="P9">2. Create a cursor object</text:p>
      <text:p text:style-name="P9"/>
      <text:p text:style-name="P9"><text:tab/>cur = conn.cursor()</text:p>
      <text:p text:style-name="P9"/>
      <text:p text:style-name="P13"><text:tab/>cursor – a method of the connecton object. Creates cursor</text:p>
      <text:p text:style-name="P9"/>
      <text:p text:style-name="P9">3. Write an SQL query</text:p>
      <text:p text:style-name="P9"/>
      <text:p text:style-name="P14"><text:tab/>cur.execute('some sql code')</text:p>
      <text:p text:style-name="P14"/>
      <text:p text:style-name="P14"><text:tab/>We use execute method of the cursor object. It takes the SQL cdoe as an <text:tab/>argument. This argument (sql code) should be passed as string <text:span text:style-name="T7">inside a string</text:span>.</text:p>
      <text:p text:style-name="P14"><text:soft-page-break/></text:p>
      <text:p text:style-name="P15"><text:tab/>First, we will create a table <text:span text:style-name="T8">called </text:span><text:span text:style-name="T6">store</text:span></text:p>
      <text:p text:style-name="P15"><text:span text:style-name="T9"/></text:p>
      <text:p text:style-name="P14">cur.execute('CREATE TABLE store (item TEXT, quantity INTEGER, price REAL)')</text:p>
      <text:p text:style-name="P14"/>
      <text:p text:style-name="P9">4. Commit changes to the database</text:p>
      <text:p text:style-name="P9"/>
      <text:p text:style-name="P9"><text:tab/>conn.commit()</text:p>
      <text:p text:style-name="P9"/>
      <text:p text:style-name="P9">5. Close database connection</text:p>
      <text:p text:style-name="P9"/>
      <text:p text:style-name="P10"><text:tab/>conn.close()</text:p>
      <text:p text:style-name="P10"/>
      <text:p text:style-name="P16">Ale jeśli uruchomimy program ponownie to wyskoczy error:</text:p>
      <text:p text:style-name="P16"/>
      <text:p text:style-name="P16">Traceback (most recent call last):<text:line-break/> <text:s/>File ".\database.py", line 5, in &lt;module&gt;<text:line-break/> <text:s text:c="3"/>cur.execute('CREATE TABLE store (item TEXT, quantity INTEGER, price REAL)')<text:line-break/>sqlite3.OperationalError: <text:span text:style-name="T4">table store already exists</text:span></text:p>
      <text:p text:style-name="P16"><text:span text:style-name="T4"/></text:p>
      <text:p text:style-name="P16">To solve this, we will modify our SQL code:</text:p>
      <text:p text:style-name="P16"/>
      <text:p text:style-name="P16">cur.execute('CREATE TABLE <text:s/><text:span text:style-name="T4">IF NOT EXISTS </text:span>store (item TEXT, quantity INTEGER, price REAL)')</text:p>
      <text:p text:style-name="P16"/>
      <text:p text:style-name="P17">Now, lets add some items:</text:p>
      <text:p text:style-name="P17"/>
      <text:p text:style-name="P17">cur.execute('INSERT INTO store VALUES (\'Wine Glass\', 8, 10.5)')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7-08T15:26:28.480000000</dc:date>
    <meta:editing-duration>PT2H49M4S</meta:editing-duration>
    <meta:editing-cycles>26</meta:editing-cycles>
    <meta:document-statistic meta:table-count="0" meta:image-count="0" meta:object-count="0" meta:page-count="2" meta:paragraph-count="33" meta:word-count="282" meta:character-count="1832" meta:non-whitespace-character-count="1558"/>
  </office:meta>
</office:document-meta>
</file>